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 fo:font-size="60pt" officeooo:rsid="001cbc03" officeooo:paragraph-rsid="001d0e10" style:font-size-asian="52.5pt" style:font-size-complex="60pt"/>
    </style:style>
    <style:style style:name="P2" style:family="paragraph" style:parent-style-name="Standard">
      <style:text-properties style:font-name="Lato" fo:font-size="60pt" officeooo:rsid="001d0e10" officeooo:paragraph-rsid="001d0e10" style:font-size-asian="52.5pt" style:font-size-complex="60pt"/>
    </style:style>
    <style:style style:name="P3" style:family="paragraph" style:parent-style-name="Standard">
      <style:text-properties style:font-name="Lato" fo:font-size="60pt" officeooo:rsid="001ea23b" officeooo:paragraph-rsid="001ea23b" style:font-size-asian="52.5pt" style:font-size-complex="60pt"/>
    </style:style>
    <style:style style:name="P4" style:family="paragraph" style:parent-style-name="Standard">
      <style:text-properties style:font-name="Lato" fo:font-size="60pt" officeooo:rsid="00201a22" officeooo:paragraph-rsid="00201a22" style:font-size-asian="52.5pt" style:font-size-complex="60pt"/>
    </style:style>
    <style:style style:name="P5" style:family="paragraph" style:parent-style-name="Standard">
      <style:text-properties style:font-name="Lato" fo:font-size="60pt" officeooo:rsid="0021a5c5" officeooo:paragraph-rsid="0021a5c5" style:font-size-asian="52.5pt" style:font-size-complex="6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ENTS OF NOVEMBER 1 IN THE PROBLEM OF PSEUDO SOUL MATES</text:p>
      <text:p text:style-name="P1"/>
      <text:p text:style-name="P1">As the great pioneering scientific genius <text:soft-page-break/>Zulfikar Moinuddin Ahmed examines some of the simulations he had done with the great purpose of proving the existence of pseudo soul mates <text:s/><text:soft-page-break/>in the actual human population, he is a bit miffed. <text:s/>He notices that altough the index scale is 1:2048, simulations seem to produce around 420 personalities <text:soft-page-break/>for men and women who are charged. <text:s/>Then it occurs to him that perhaps there is something wrong with the equiquantile division of the <text:soft-page-break/>univariate generalized hyperbolic distribution. <text:s/>And indeed this is the case. <text:s/>All great projects of moment thus have to pay great <text:soft-page-break/>tribute to the elementary technical aspects as well. <text:s/>He returns to a smaller problem leaving great resolution of the existence of <text:soft-page-break/>pseudo soul mates in the human population for another day with a sigh.</text:p>
      <text:p text:style-name="P1"/>
      <text:p text:style-name="P1"/>
      <text:p text:style-name="P3">12:42 PM. After short meta <text:soft-page-break/>discussion with Kamal Khuri-Makdisi, I return to the tremendous importance of Romantic Love for the Human Race, for that is what is not fully grasped. <text:s/><text:soft-page-break/>The world today is <text:s/>organized in such a way that these plebian and unrefined boorish engineering types without sophisticated understanding of <text:soft-page-break/>what drives Civilization like Bill Gates have inordinate power, and their blunted unrefined, boorish and provincial sensibility is inappropriate to <text:soft-page-break/>see the greatness of Romantic Love and it’s tremendous impact on all aspects of life of the Human Race. <text:s/>We therefore have a much weaker <text:soft-page-break/>understanding of fundamentally important driving forces of the world, as financial resources go much more to the much more menial and trivial engineering <text:soft-page-break/>disciplines. <text:s/>It is not that engineering disciplines are worthless; I like to code as well but that Romantic Love and its understanding <text:soft-page-break/>belongs much higher in the levels of importance in Human Civilization than this sort of work, much more mundane, much less refined. <text:s/>I, Zulfikar Moinuddin <text:soft-page-break/>Ahmed, could not contemplate spending my precious time on Earth fascinated only by these childish pursuits, and have therefore to resolve the <text:soft-page-break/>great problems of this age that are not even possible for the Bill Gates’ of the world to fathom, let alone resolve. </text:p>
      <text:p text:style-name="P3"/>
      <text:p text:style-name="P4"><text:soft-page-break/>1:39 pm Zulf is back to technical issues of why the personality type encoding is producing samplings that are not uniformly distributed. <text:s/>He <text:soft-page-break/>looked at some of the functions, makes some small corrections, verifies at least that the personality type numbers do come out to 1:1024 but <text:soft-page-break/>is examining why the sampling has gaps in the types. <text:s/></text:p>
      <text:p text:style-name="P4"/>
      <text:p text:style-name="P4"># Distribution of Zulf's Jung Personality Types</text:p>
      <text:p text:style-name="P4"/>
      <text:p text:style-name="P4"/>
      <text:p text:style-name="P4"><text:soft-page-break/>nsample &lt;- 5000000</text:p>
      <text:p text:style-name="P4">vf &lt;- matrix(rghyp( nsample, bigfiveDist),ncol=5)</text:p>
      <text:p text:style-name="P4">jvf &lt;- t(jungTransform( vf ))</text:p>
      <text:p text:style-name="P4"><text:soft-page-break/>typesf &lt;- getPersonalityType( jvf, level = 2, ghfit )</text:p>
      <text:p text:style-name="P4"/>
      <text:p text:style-name="P4"># Check uniqueness achieved here</text:p>
      <text:p text:style-name="P4"><text:soft-page-break/>print(length(unique(typesf)))</text:p>
      <text:p text:style-name="P4"/>
      <text:p text:style-name="P5">&gt; 602</text:p>
      <text:p text:style-name="P5"><text:line-break/>This is not a personality psychology issue but one of <text:soft-page-break/>discretization of a continuous distribution. <text:s/>I will work on this issue first. <text:s/>It is very clear to me that if I can get this fundamental simulation issue <text:soft-page-break/>resolved then I will be able to produce a resolution of the soul mate proble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9:44:28.397719072</meta:creation-date>
    <dc:date>2020-11-01T13:43:31.983723423</dc:date>
    <meta:editing-duration>PT2H58M32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24" meta:paragraph-count="13" meta:word-count="500" meta:character-count="3057" meta:non-whitespace-character-count="2552"/>
  </office:meta>
</office:document-meta>
</file>